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aration mono" svg:font-family="'Libaration mon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aration mono" fo:font-size="18pt" fo:font-weight="bold" officeooo:rsid="0014b164" officeooo:paragraph-rsid="0014b16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aration mono" fo:font-size="18pt" fo:font-style="normal" fo:font-weight="bold" officeooo:rsid="00153238" officeooo:paragraph-rsid="00153238" style:font-size-asian="15.75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Libaration mono" fo:font-size="18pt" fo:font-style="normal" fo:font-weight="bold" officeooo:rsid="00153238" officeooo:paragraph-rsid="00153238" style:font-size-asian="15.75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aration mono" fo:font-size="16pt" fo:font-weight="normal" officeooo:rsid="0014b164" officeooo:paragraph-rsid="0014b164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aration mono" fo:font-size="16pt" fo:font-weight="normal" officeooo:rsid="0014b164" officeooo:paragraph-rsid="0014b164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aration mono" fo:font-size="16pt" fo:font-style="normal" fo:font-weight="normal" officeooo:rsid="0014b164" officeooo:paragraph-rsid="0014b164" style:font-size-asian="14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aration mono" fo:font-size="16pt" fo:font-style="normal" fo:font-weight="normal" officeooo:rsid="0014b164" officeooo:paragraph-rsid="0014b164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aration mono" fo:font-size="16pt" fo:font-style="normal" fo:font-weight="normal" officeooo:rsid="00153238" officeooo:paragraph-rsid="00153238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aration mono" fo:font-size="14pt" fo:font-style="normal" fo:font-weight="normal" officeooo:rsid="00153238" officeooo:paragraph-rsid="00153238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aration mono" fo:font-size="12pt" fo:font-style="italic" fo:font-weight="normal" officeooo:rsid="0014b164" officeooo:paragraph-rsid="0014b164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Libaration mono" fo:font-size="12pt" fo:font-style="normal" fo:font-weight="normal" officeooo:rsid="0014b164" officeooo:paragraph-rsid="0014b164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Libaration mono" fo:font-size="12pt" fo:font-style="normal" fo:font-weight="normal" officeooo:rsid="0014b164" officeooo:paragraph-rsid="00153238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Libaration mono" fo:font-size="12pt" fo:font-style="normal" fo:font-weight="normal" officeooo:rsid="00153238" officeooo:paragraph-rsid="00153238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Libaration mono" fo:font-size="10pt" fo:font-style="italic" fo:font-weight="normal" officeooo:rsid="0014b164" officeooo:paragraph-rsid="0014b164" style:font-size-asian="8.75pt" style:font-style-asian="italic" style:font-weight-asian="normal" style:font-size-complex="10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aration mono" fo:font-size="22pt" fo:font-style="normal" fo:font-weight="bold" officeooo:rsid="00153238" officeooo:paragraph-rsid="00153238" style:font-size-asian="22pt" style:font-style-asian="normal" style:font-weight-asian="bold" style:font-size-complex="22pt" style:font-style-complex="normal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Libaration mono" fo:font-size="12pt" fo:font-style="normal" fo:font-weight="normal" officeooo:rsid="00153238" officeooo:paragraph-rsid="00153238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aration mono" fo:font-size="14pt" fo:font-style="normal" fo:font-weight="normal" officeooo:rsid="001717b5" officeooo:paragraph-rsid="00153238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aration mono" fo:font-size="16pt" fo:font-style="normal" fo:font-weight="normal" officeooo:rsid="00153238" officeooo:paragraph-rsid="00153238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153238"/>
    </style:style>
    <style:style style:name="T2" style:family="text">
      <style:text-properties officeooo:rsid="001717b5"/>
    </style:style>
    <style:style style:name="T3" style:family="text">
      <style:text-properties fo:font-size="14pt" officeooo:rsid="001717b5" style:font-size-complex="14pt"/>
    </style:style>
    <style:style style:name="T4" style:family="text">
      <style:text-properties fo:font-size="14pt" officeooo:rsid="0019501c" style:font-size-complex="14pt"/>
    </style:style>
    <style:style style:name="T5" style:family="text">
      <style:text-properties officeooo:rsid="001950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ntro Universitário Carioca – UNICARIOCA</text:p>
      <text:p text:style-name="P1"/>
      <text:p text:style-name="P1"/>
      <text:p text:style-name="P1"/>
      <text:p text:style-name="P1"/>
      <text:p text:style-name="P1"/>
      <text:p text:style-name="P4">Lucas Guimarães Cavalheiro</text:p>
      <text:p text:style-name="P4">Diego Tavares</text:p>
      <text:p text:style-name="P4">Guilherm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rquitetura de redes cliente-servidor</text:p>
      <text:p text:style-name="P10">Demonstração prática com sockets TCP e UDP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Rio de Janeiro – RJ</text:p>
      <text:p text:style-name="P14">2019</text:p>
      <text:p text:style-name="P14"/>
      <text:p text:style-name="P4"><text:soft-page-break/></text:p>
      <text:p text:style-name="P4"/>
      <text:p text:style-name="P5">Lucas Guimarães Cavalheiro - <text:span text:style-name="T1">2012200347</text:span></text:p>
      <text:p text:style-name="P5">Diego Tavares</text:p>
      <text:p text:style-name="P7">Guilherm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Arquitetura de redes cliente-servidor</text:p>
      <text:p text:style-name="P10">Demonstração prática com sockets TCP e UDP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Relatório final, apresentado ao </text:p>
      <text:p text:style-name="P12">Centro <text:span text:style-name="T1">Universitário Carioca – UNICARIOCA,</text:span></text:p>
      <text:p text:style-name="P13"><text:s/>como parte da atividade supervisionada,</text:p>
      <text:p text:style-name="P13">seguindo as orientações determinadas </text:p>
      <text:p text:style-name="P13">pelo Professor Fábio Henrique.</text:p>
      <text:p text:style-name="P13"/>
      <text:p text:style-name="P13">15 de Outubro de 2019</text:p>
      <text:p text:style-name="P13">Rio de Janeiro – RJ</text:p>
      <text:p text:style-name="P3"/>
      <text:p text:style-name="P2"><text:soft-page-break/></text:p>
      <text:p text:style-name="P2"/>
      <text:p text:style-name="P15">Índice</text:p>
      <text:p text:style-name="P2"/>
      <text:p text:style-name="P2"/>
      <text:p text:style-name="P2"/>
      <text:p text:style-name="P2"/>
      <text:p text:style-name="P2"/>
      <text:p text:style-name="P2"/>
      <text:p text:style-name="P8">1. Introdução</text:p>
      <text:p text:style-name="P8"/>
      <text:p text:style-name="P8">2. Conceitos aplicados</text:p>
      <text:p text:style-name="P8"><text:tab/><text:span text:style-name="T4">2.A – Sobre arquitetura de redes de computadores</text:span></text:p>
      <text:p text:style-name="P8"><text:tab/><text:span text:style-name="T3">2.</text:span><text:span text:style-name="T4">B</text:span><text:span text:style-name="T3"> – Arquitetura cliente-servidor</text:span></text:p>
      <text:p text:style-name="P9"><text:tab/><text:span text:style-name="T2">2.C – Socket TCP</text:span></text:p>
      <text:p text:style-name="P17"><text:tab/>2.<text:span text:style-name="T5">D</text:span> – Socket UDP</text:p>
      <text:p text:style-name="P8"/>
      <text:p text:style-name="P8">3. Orientações para execução do software</text:p>
      <text:p text:style-name="P8"><text:tab/><text:span text:style-name="T3">3.A – Do ambiente</text:span></text:p>
      <text:p text:style-name="P9"><text:tab/><text:span text:style-name="T2">3.B – Da execução e utilização</text:span></text:p>
      <text:p text:style-name="P8"/>
      <text:p text:style-name="P8">4. Explicação da lógica do software</text:p>
      <text:p text:style-name="P8"/>
      <text:p text:style-name="P8">5. Fluxo de funcionamento do software</text:p>
      <text:p text:style-name="P8"/>
      <text:p text:style-name="P8">6. Conclusão</text:p>
      <text:p text:style-name="P8"><text:tab/><text:span text:style-name="T3">6.A – Conclusões a respeito do trabalho</text:span></text:p>
      <text:p text:style-name="P9"><text:tab/><text:span text:style-name="T2">6.B – Referências bibliográfic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aration mono" svg:font-family="'Libaration mon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9:13:18.123282252</meta:creation-date>
    <dc:date>2019-10-15T19:49:10.554103885</dc:date>
    <meta:editing-duration>PT3M14S</meta:editing-duration>
    <meta:editing-cycles>2</meta:editing-cycles>
    <meta:generator>LibreOffice/6.0.1.1$Linux_X86_64 LibreOffice_project/00m0$Build-1</meta:generator>
    <meta:document-statistic meta:table-count="0" meta:image-count="0" meta:object-count="0" meta:page-count="3" meta:paragraph-count="35" meta:word-count="134" meta:character-count="957" meta:non-whitespace-character-count="835"/>
  </office:meta>
</office:document-meta>
</file>